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IXGeneral-Regular" svg:font-family="STIXGeneral-Regular"/>
    <style:font-face style:name="F" svg:font-family="" style:font-family-generic="roman"/>
    <style:font-face style:name="Times-Roman" svg:font-family="Times-Roman" style:font-family-generic="roman"/>
    <style:font-face style:name="ArialUnicodeMS" svg:font-family="ArialUnicodeMS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1.039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35cm solid #9198a1"/>
      <style:paragraph-properties fo:text-align="center"/>
      <style:text-properties fo:color="#1a1a1a" style:text-outline="false" style:text-line-through-styl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5e7ec" style:text-align-source="fix" style:repeat-content="false" fo:border="0.035cm solid #9198a1"/>
      <style:paragraph-properties fo:text-align="center"/>
      <style:text-properties fo:color="#1a1a1a" style:text-outline="false" style:text-line-through-styl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5e7ec" style:text-align-source="fix" style:repeat-content="false" fo:border="0.035cm solid #9198a1"/>
      <style:paragraph-properties fo:text-align="center"/>
      <style:text-properties fo:color="#1a1a1a" style:text-outline="false" style:text-line-through-style="none" fo:font-size="14pt" fo:language="en" fo:country="US" fo:font-style="normal" fo:text-shadow="none" style:text-underline-style="none" style:text-underline-mode="continuous" style:text-overline-mode="continuous" style:text-line-through-mode="continuous" style:font-size-asian="14pt" style:language-asian="en" style:country-asian="US" style:font-style-asian="normal" style:font-size-complex="7.94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35cm solid #9198a1"/>
      <style:paragraph-properties fo:text-align="center"/>
      <style:text-properties fo:color="#1a1a1a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1ffff" style:text-align-source="fix" style:repeat-content="false" fo:border="0.035cm solid #9198a1"/>
      <style:paragraph-properties fo:text-align="center"/>
      <style:text-properties fo:color="#1a1a1a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b" style:text-align-source="fix" style:repeat-content="false" fo:border="0.035cm solid #9198a1"/>
      <style:paragraph-properties fo:text-align="center"/>
      <style:text-properties fo:color="#1a1a1a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a1a1a" style:text-outline="false" style:font-name="Helvetica" fo:font-size="14pt" fo:letter-spacing="normal" fo:font-weight="bold" style:letter-kerning="false" style:font-name-asian="Helvetica" style:font-size-asian="14pt" style:font-weight-asian="bold" style:font-name-complex="Helvetica" style:font-size-complex="8pt" style:font-weight-complex="bold"/>
    </style:style>
    <style:style style:name="T2" style:family="text">
      <style:text-properties fo:color="#1a1a1a" style:text-outline="false" style:font-name="ArialUnicodeMS" fo:font-size="14pt" fo:letter-spacing="normal" fo:font-weight="normal" style:letter-kerning="false" style:font-name-asian="ArialUnicodeMS" style:font-size-asian="14pt" style:font-weight-asian="normal" style:font-name-complex="ArialUnicodeMS" style:font-size-complex="8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1" table:default-cell-style-name="ce5"/>
        <table:table-row table:style-name="ro1">
          <table:table-cell table:style-name="ce1" office:value-type="string">
            <text:p>Fundamental frequency in hertz (MIDI note number)</text:p>
          </table:table-cell>
          <table:table-cell table:style-name="Default" table:number-columns-repeated="11"/>
        </table:table-row>
        <table:table-row table:style-name="ro2">
          <table:table-cell table:style-name="ce2" office:value-type="string">
            <text:p>Octave</text:p>
            <text:p>Note</text:p>
          </table:table-cell>
          <table:table-cell table:style-name="ce3" office:value-type="string">
            <text:p>−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8.176 (0)</text:p>
          </table:table-cell>
          <table:table-cell office:value-type="string">
            <text:p>16.352 (12)</text:p>
          </table:table-cell>
          <table:table-cell office:value-type="string">
            <text:p>32.703 (24)</text:p>
          </table:table-cell>
          <table:table-cell office:value-type="string">
            <text:p>65.406 (36)</text:p>
          </table:table-cell>
          <table:table-cell office:value-type="string">
            <text:p>130.81 (48)</text:p>
          </table:table-cell>
          <table:table-cell table:style-name="ce6" office:value-type="string">
            <text:p>261.63 (60)</text:p>
          </table:table-cell>
          <table:table-cell office:value-type="string">
            <text:p>523.25 (72)</text:p>
          </table:table-cell>
          <table:table-cell office:value-type="string">
            <text:p>1046.5 (84)</text:p>
          </table:table-cell>
          <table:table-cell office:value-type="string">
            <text:p>2093.0 (96)</text:p>
          </table:table-cell>
          <table:table-cell office:value-type="string">
            <text:p>4186.0 (108)</text:p>
          </table:table-cell>
          <table:table-cell office:value-type="string">
            <text:p>8372.0 (120)</text:p>
          </table:table-cell>
        </table:table-row>
        <table:table-row table:style-name="ro4">
          <table:table-cell table:style-name="ce4" office:value-type="string">
            <text:p><text:span text:style-name="T1">C</text:span><text:span text:style-name="T2">♯</text:span><text:span text:style-name="T1">/D</text:span><text:span text:style-name="T2">♭</text:span></text:p>
          </table:table-cell>
          <table:table-cell office:value-type="string">
            <text:p>8.662 (1)</text:p>
          </table:table-cell>
          <table:table-cell office:value-type="string">
            <text:p>17.324 (13)</text:p>
          </table:table-cell>
          <table:table-cell office:value-type="string">
            <text:p>34.648 (25)</text:p>
          </table:table-cell>
          <table:table-cell office:value-type="string">
            <text:p>69.296 (37)</text:p>
          </table:table-cell>
          <table:table-cell office:value-type="string">
            <text:p>138.59 (49)</text:p>
          </table:table-cell>
          <table:table-cell office:value-type="string">
            <text:p>277.18 (61)</text:p>
          </table:table-cell>
          <table:table-cell office:value-type="string">
            <text:p>554.37 (73)</text:p>
          </table:table-cell>
          <table:table-cell office:value-type="string">
            <text:p>1108.7 (85)</text:p>
          </table:table-cell>
          <table:table-cell office:value-type="string">
            <text:p>2217.5 (97)</text:p>
          </table:table-cell>
          <table:table-cell office:value-type="string">
            <text:p>4434.9 (109)</text:p>
          </table:table-cell>
          <table:table-cell office:value-type="string">
            <text:p>8869.8 (121)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9.177 (2)</text:p>
          </table:table-cell>
          <table:table-cell office:value-type="string">
            <text:p>18.354 (14)</text:p>
          </table:table-cell>
          <table:table-cell office:value-type="string">
            <text:p>36.708 (26)</text:p>
          </table:table-cell>
          <table:table-cell office:value-type="string">
            <text:p>73.416 (38)</text:p>
          </table:table-cell>
          <table:table-cell office:value-type="string">
            <text:p>146.83 (50)</text:p>
          </table:table-cell>
          <table:table-cell office:value-type="string">
            <text:p>293.66 (62)</text:p>
          </table:table-cell>
          <table:table-cell office:value-type="string">
            <text:p>587.33 (74)</text:p>
          </table:table-cell>
          <table:table-cell office:value-type="string">
            <text:p>1174.7 (86)</text:p>
          </table:table-cell>
          <table:table-cell office:value-type="string">
            <text:p>2349.3 (98)</text:p>
          </table:table-cell>
          <table:table-cell office:value-type="string">
            <text:p>4698.6 (110)</text:p>
          </table:table-cell>
          <table:table-cell office:value-type="string">
            <text:p>9397.3 (122)</text:p>
          </table:table-cell>
        </table:table-row>
        <table:table-row table:style-name="ro4">
          <table:table-cell table:style-name="ce4" office:value-type="string">
            <text:p><text:span text:style-name="T1">E</text:span><text:span text:style-name="T2">♭</text:span><text:span text:style-name="T1">/D</text:span><text:span text:style-name="T2">♯</text:span></text:p>
          </table:table-cell>
          <table:table-cell office:value-type="string">
            <text:p>9.723 (3)</text:p>
          </table:table-cell>
          <table:table-cell office:value-type="string">
            <text:p>19.445 (15)</text:p>
          </table:table-cell>
          <table:table-cell office:value-type="string">
            <text:p>38.891 (27)</text:p>
          </table:table-cell>
          <table:table-cell office:value-type="string">
            <text:p>77.782 (39)</text:p>
          </table:table-cell>
          <table:table-cell office:value-type="string">
            <text:p>155.56 (51)</text:p>
          </table:table-cell>
          <table:table-cell office:value-type="string">
            <text:p>311.13 (63)</text:p>
          </table:table-cell>
          <table:table-cell office:value-type="string">
            <text:p>622.25 (75)</text:p>
          </table:table-cell>
          <table:table-cell office:value-type="string">
            <text:p>1244.5 (87)</text:p>
          </table:table-cell>
          <table:table-cell office:value-type="string">
            <text:p>2489.0 (99)</text:p>
          </table:table-cell>
          <table:table-cell office:value-type="string">
            <text:p>4978.0 (111)</text:p>
          </table:table-cell>
          <table:table-cell office:value-type="string">
            <text:p>9956.1 (123)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10.301 (4)</text:p>
          </table:table-cell>
          <table:table-cell office:value-type="string">
            <text:p>20.602 (16)</text:p>
          </table:table-cell>
          <table:table-cell office:value-type="string">
            <text:p>41.203 (28)</text:p>
          </table:table-cell>
          <table:table-cell office:value-type="string">
            <text:p>82.407 (40)</text:p>
          </table:table-cell>
          <table:table-cell office:value-type="string">
            <text:p>164.81 (52)</text:p>
          </table:table-cell>
          <table:table-cell office:value-type="string">
            <text:p>329.63 (64)</text:p>
          </table:table-cell>
          <table:table-cell office:value-type="string">
            <text:p>659.26 (76)</text:p>
          </table:table-cell>
          <table:table-cell office:value-type="string">
            <text:p>1318.5 (88)</text:p>
          </table:table-cell>
          <table:table-cell office:value-type="string">
            <text:p>2637.0 (100)</text:p>
          </table:table-cell>
          <table:table-cell office:value-type="string">
            <text:p>5274.0 (112)</text:p>
          </table:table-cell>
          <table:table-cell office:value-type="string">
            <text:p>10548.1 (124)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10.914 (5)</text:p>
          </table:table-cell>
          <table:table-cell office:value-type="string">
            <text:p>21.827 (17)</text:p>
          </table:table-cell>
          <table:table-cell office:value-type="string">
            <text:p>43.654 (29)</text:p>
          </table:table-cell>
          <table:table-cell office:value-type="string">
            <text:p>87.307 (41)</text:p>
          </table:table-cell>
          <table:table-cell office:value-type="string">
            <text:p>174.61 (53)</text:p>
          </table:table-cell>
          <table:table-cell office:value-type="string">
            <text:p>349.23 (65)</text:p>
          </table:table-cell>
          <table:table-cell office:value-type="string">
            <text:p>698.46 (77)</text:p>
          </table:table-cell>
          <table:table-cell office:value-type="string">
            <text:p>1396.9 (89)</text:p>
          </table:table-cell>
          <table:table-cell office:value-type="string">
            <text:p>2793.8 (101)</text:p>
          </table:table-cell>
          <table:table-cell office:value-type="string">
            <text:p>5587.7 (113)</text:p>
          </table:table-cell>
          <table:table-cell office:value-type="string">
            <text:p>11175.3 (125)</text:p>
          </table:table-cell>
        </table:table-row>
        <table:table-row table:style-name="ro4">
          <table:table-cell table:style-name="ce4" office:value-type="string">
            <text:p><text:span text:style-name="T1">F</text:span><text:span text:style-name="T2">♯</text:span><text:span text:style-name="T1">/G</text:span><text:span text:style-name="T2">♭</text:span></text:p>
          </table:table-cell>
          <table:table-cell office:value-type="string">
            <text:p>11.563 (6)</text:p>
          </table:table-cell>
          <table:table-cell office:value-type="string">
            <text:p>23.125 (18)</text:p>
          </table:table-cell>
          <table:table-cell office:value-type="string">
            <text:p>46.249 (30)</text:p>
          </table:table-cell>
          <table:table-cell office:value-type="string">
            <text:p>92.499 (42)</text:p>
          </table:table-cell>
          <table:table-cell office:value-type="string">
            <text:p>185.00 (54)</text:p>
          </table:table-cell>
          <table:table-cell office:value-type="string">
            <text:p>369.99 (66)</text:p>
          </table:table-cell>
          <table:table-cell office:value-type="string">
            <text:p>739.99 (78)</text:p>
          </table:table-cell>
          <table:table-cell office:value-type="string">
            <text:p>1480.0 (90)</text:p>
          </table:table-cell>
          <table:table-cell office:value-type="string">
            <text:p>2960.0 (102)</text:p>
          </table:table-cell>
          <table:table-cell office:value-type="string">
            <text:p>5919.9 (114)</text:p>
          </table:table-cell>
          <table:table-cell office:value-type="string">
            <text:p>11839.8 (126)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12.250 (7)</text:p>
          </table:table-cell>
          <table:table-cell office:value-type="string">
            <text:p>24.500 (19)</text:p>
          </table:table-cell>
          <table:table-cell office:value-type="string">
            <text:p>48.999 (31)</text:p>
          </table:table-cell>
          <table:table-cell office:value-type="string">
            <text:p>97.999 (43)</text:p>
          </table:table-cell>
          <table:table-cell office:value-type="string">
            <text:p>196.00 (55)</text:p>
          </table:table-cell>
          <table:table-cell office:value-type="string">
            <text:p>392.00 (67)</text:p>
          </table:table-cell>
          <table:table-cell office:value-type="string">
            <text:p>783.99 (79)</text:p>
          </table:table-cell>
          <table:table-cell office:value-type="string">
            <text:p>1568.0 (91)</text:p>
          </table:table-cell>
          <table:table-cell office:value-type="string">
            <text:p>3136.0 (103)</text:p>
          </table:table-cell>
          <table:table-cell office:value-type="string">
            <text:p>6271.9 (115)</text:p>
          </table:table-cell>
          <table:table-cell office:value-type="string">
            <text:p>12543.9 (127)</text:p>
          </table:table-cell>
        </table:table-row>
        <table:table-row table:style-name="ro4">
          <table:table-cell table:style-name="ce4" office:value-type="string">
            <text:p><text:span text:style-name="T1">A</text:span><text:span text:style-name="T2">♭</text:span><text:span text:style-name="T1">/G</text:span><text:span text:style-name="T2">♯</text:span></text:p>
          </table:table-cell>
          <table:table-cell office:value-type="string">
            <text:p>12.979 (8)</text:p>
          </table:table-cell>
          <table:table-cell office:value-type="string">
            <text:p>25.957 (20)</text:p>
          </table:table-cell>
          <table:table-cell office:value-type="string">
            <text:p>51.913 (32)</text:p>
          </table:table-cell>
          <table:table-cell office:value-type="string">
            <text:p>103.83 (44)</text:p>
          </table:table-cell>
          <table:table-cell office:value-type="string">
            <text:p>207.65 (56)</text:p>
          </table:table-cell>
          <table:table-cell office:value-type="string">
            <text:p>415.30 (68)</text:p>
          </table:table-cell>
          <table:table-cell office:value-type="string">
            <text:p>830.61 (80)</text:p>
          </table:table-cell>
          <table:table-cell office:value-type="string">
            <text:p>1661.2 (92)</text:p>
          </table:table-cell>
          <table:table-cell office:value-type="string">
            <text:p>3322.4 (104)</text:p>
          </table:table-cell>
          <table:table-cell office:value-type="string">
            <text:p>6644.9 (116)</text:p>
          </table:table-cell>
          <table:table-cell office:value-type="string">
            <text:p>13289.8 (128)</text:p>
          </table:table-cell>
        </table:table-row>
        <table:table-row table:style-name="ro3">
          <table:table-cell office:value-type="string">
            <text:p>A</text:p>
          </table:table-cell>
          <table:table-cell office:value-type="string">
            <text:p>13.750 (9)</text:p>
          </table:table-cell>
          <table:table-cell office:value-type="string">
            <text:p>27.500 (21)</text:p>
          </table:table-cell>
          <table:table-cell office:value-type="string">
            <text:p>55.000 (33)</text:p>
          </table:table-cell>
          <table:table-cell office:value-type="string">
            <text:p>110.00 (45)</text:p>
          </table:table-cell>
          <table:table-cell office:value-type="string">
            <text:p>220.00 (57)</text:p>
          </table:table-cell>
          <table:table-cell table:style-name="ce7" office:value-type="string">
            <text:p>440.00 (69)</text:p>
          </table:table-cell>
          <table:table-cell office:value-type="string">
            <text:p>880.00 (81)</text:p>
          </table:table-cell>
          <table:table-cell office:value-type="string">
            <text:p>1760.0 (93)</text:p>
          </table:table-cell>
          <table:table-cell office:value-type="string">
            <text:p>3520.0 (105)</text:p>
          </table:table-cell>
          <table:table-cell office:value-type="string">
            <text:p>7040.0 (117)</text:p>
          </table:table-cell>
          <table:table-cell office:value-type="string">
            <text:p>14080.0 (129)</text:p>
          </table:table-cell>
        </table:table-row>
        <table:table-row table:style-name="ro4">
          <table:table-cell table:style-name="ce4" office:value-type="string">
            <text:p><text:span text:style-name="T1">B</text:span><text:span text:style-name="T2">♭</text:span><text:span text:style-name="T1">/A</text:span><text:span text:style-name="T2">♯</text:span></text:p>
          </table:table-cell>
          <table:table-cell office:value-type="string">
            <text:p>14.568 (10)</text:p>
          </table:table-cell>
          <table:table-cell office:value-type="string">
            <text:p>29.135 (22)</text:p>
          </table:table-cell>
          <table:table-cell office:value-type="string">
            <text:p>58.270 (34)</text:p>
          </table:table-cell>
          <table:table-cell office:value-type="string">
            <text:p>116.54 (46)</text:p>
          </table:table-cell>
          <table:table-cell office:value-type="string">
            <text:p>233.08 (58)</text:p>
          </table:table-cell>
          <table:table-cell office:value-type="string">
            <text:p>466.16 (70)</text:p>
          </table:table-cell>
          <table:table-cell office:value-type="string">
            <text:p>932.33 (82)</text:p>
          </table:table-cell>
          <table:table-cell office:value-type="string">
            <text:p>1864.7 (94)</text:p>
          </table:table-cell>
          <table:table-cell office:value-type="string">
            <text:p>3729.3 (106)</text:p>
          </table:table-cell>
          <table:table-cell office:value-type="string">
            <text:p>7458.6 (118)</text:p>
          </table:table-cell>
          <table:table-cell office:value-type="string">
            <text:p>14917.2 (130)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string">
            <text:p>15.434 (11)</text:p>
          </table:table-cell>
          <table:table-cell office:value-type="string">
            <text:p>30.868 (23)</text:p>
          </table:table-cell>
          <table:table-cell office:value-type="string">
            <text:p>61.735 (35)</text:p>
          </table:table-cell>
          <table:table-cell office:value-type="string">
            <text:p>123.47 (47)</text:p>
          </table:table-cell>
          <table:table-cell office:value-type="string">
            <text:p>246.94 (59)</text:p>
          </table:table-cell>
          <table:table-cell office:value-type="string">
            <text:p>493.88 (71)</text:p>
          </table:table-cell>
          <table:table-cell office:value-type="string">
            <text:p>987.77 (83)</text:p>
          </table:table-cell>
          <table:table-cell office:value-type="string">
            <text:p>1975.5 (95)</text:p>
          </table:table-cell>
          <table:table-cell office:value-type="string">
            <text:p>3951.1 (107)</text:p>
          </table:table-cell>
          <table:table-cell office:value-type="string">
            <text:p>7902.1 (119)</text:p>
          </table:table-cell>
          <table:table-cell office:value-type="string">
            <text:p>15804.3 (131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IXGeneral-Regular" svg:font-family="STIXGeneral-Regular"/>
    <style:font-face style:name="F" svg:font-family="" style:font-family-generic="roman"/>
    <style:font-face style:name="Times-Roman" svg:font-family="Times-Roman" style:font-family-generic="roman"/>
    <style:font-face style:name="ArialUnicodeMS" svg:font-family="ArialUnicodeMS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24/05/2018</text:date>, <text:time>13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Klyne</meta:initial-creator>
    <meta:creation-date>2018-05-24T13:30:34</meta:creation-date>
    <dc:date>2018-05-24T13:37:36</dc:date>
    <dc:creator>Graham Klyne</dc:creator>
    <meta:editing-duration>PT7M3S</meta:editing-duration>
    <meta:editing-cycles>1</meta:editing-cycles>
    <meta:document-statistic meta:table-count="3" meta:cell-count="157" meta:object-count="0"/>
    <meta:generator>OpenOffice/4.1.3$Unix OpenOffice.org_project/413m1$Build-9783</meta:generator>
  </office:meta>
</office:document-meta>
</file>